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6:32:46.809907785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4T17:46:02.839195107</dc:date>
    <meta:editing-cycles>208</meta:editing-cycles>
    <meta:editing-duration>P5DT7H20M30S</meta:editing-duration>
    <meta:generator>LibreOffice/7.2.4.1$Linux_X86_64 LibreOffice_project/20$Build-1</meta:generator>
    <meta:document-statistic meta:table-count="1" meta:cell-count="4001" meta:object-count="0"/>
  </office:meta>
</office:document-meta>
</file>